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ab7e810-7fff-ba32-2fb5-fff782b8eaff"/>Hei!</text:p>
      <text:p text:style-name="P1">Takk for hyggelig møte.   </text:p>
      <text:p text:style-name="P1">Jeg har laget et referat angående applikasjonen, og vil gjerne få en tilbakemelding fra deg i tilfelle vi har misforstått eller glemt noe.   </text:p>
      <text:p text:style-name="Text_20_body"/>
      <text:p text:style-name="P1">Vi skal lage en applikasjon som viser hva slags muligheter eller aktiviteter det finnes rundt omkring i nærområde f.eks annonseringer fra butikk, restaurant, hotell, og diverse til de som eier/leier hytte som ligger i Hemsedal.  </text:p>
      <text:p text:style-name="P1">Det skal være to forskjellige sider. En side for de som har hytta i Hemsedal der de får sett tilbud og aktiviteter i Hemsedal, og en annen type bruker (admin) som får lov til å legge til muligheter og aktiviteter til applikasjonen.   </text:p>
      <text:p text:style-name="Text_20_body"/>
      <text:p text:style-name="P1">Enkel bruker:</text:p>
      <text:p text:style-name="P1">Skal kunne se annonser (f.eks gratis aktiviteter og lokale tilbud) i Hemsedal.  </text:p>
      <text:p text:style-name="P1">Applikasjonen skal gi anledning til å se på alle aktiviteter og lokale tilbud som skal være sortert etter dato. Annonser skal inneholde tekst, bilde, link og dato. Datoen skal vises som startdato, sluttdato og tidspunkt. De vanlige brukere skal ha mulighet til å velge kategori, og se på aktiviteter av den kategorien man velger i form av liste.</text:p>
      <text:p text:style-name="Text_20_body"/>
      <text:p text:style-name="P1">Aktiviteter består av gratis, betalt og ekstra betalt. De som er ekstra betalte aktiviteter skal vises i øverst med egendefinert design. Betalte aktiviteter skal vises med en spesielt ikon slik at brukere kan se at det er en betalt annonse. Hvis brukere ønsker å se på litt mer informasjon av aktiviteten som ligger i lista, blir det mulig til å trykke på en knapp hvor det viser mer informasjon om den vedrørende aktiviteten. Vanlige brukere skal ikke kunne se gamle aktiviteter som har gått ut av dato. </text:p>
      <text:p text:style-name="P2"> </text:p>
      <text:p text:style-name="P1">Admin bruker:  </text:p>
      <text:p text:style-name="P1">Denne brukeren som har anledning til å legge til nye aktiviteter. som deretter legges i en relevant kategori f.eks restaurant, konsert, kurs og diverse. Annonser skal ha en radio-button som angir om den som en av følgende type ( gratis, betalte og ekstra betalte.) f.eks admin kan være en selger som eier butikk, restaurant, hotell, og for de som arrangerer andre aktiviteter som ligger i Hemsedal.  Den aktiviteten som skal legges til består av et overskrift, beskrivelse, et bilde(valgfritt), startdato, sluttdato og tidspunkt.  annonsen blir validert slik at den admin-brukeren ikke får lov til å legge til en ny aktivitet med ugyldig dato. </text:p>
      <text:p text:style-name="Text_20_body"/>
      <text:p text:style-name="P1">Når det gjelder design har vi mulighet til å sette vårt eget preg. Vi skal følge vanlige UX-design retningslinjer, og lage applikasjonen med responsive- design i minne, slik at applikasjonen tilpasses enheten den vises på. </text:p>
      <text:p text:style-name="Text_20_body"/>
      <text:p text:style-name="P1"><text:soft-page-break/>Med vennlig hilsen, </text:p>
      <text:p text:style-name="P1">Team 1</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1T12:15:31.826000000</dc:date>
    <meta:editing-duration>PT7S</meta:editing-duration>
    <meta:editing-cycles>1</meta:editing-cycles>
    <meta:document-statistic meta:table-count="0" meta:image-count="0" meta:object-count="0" meta:page-count="2" meta:paragraph-count="16" meta:word-count="409" meta:character-count="2487" meta:non-whitespace-character-count="2069"/>
    <meta:generator>LibreOffice/7.2.2.2$Windows_X86_64 LibreOffice_project/02b2acce88a210515b4a5bb2e46cbfb63fe97d56</meta:generator>
  </office:meta>
</office:document-meta>
</file>